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paragraph-properties fo:margin-top="0cm" fo:margin-bottom="0.499cm" loext:contextual-spacing="false"/>
    </style:style>
    <style:style style:name="P2" style:family="paragraph" style:parent-style-name="Standard">
      <style:text-properties officeooo:rsid="0016353d" officeooo:paragraph-rsid="0016353d"/>
    </style:style>
    <style:style style:name="P3" style:family="paragraph" style:parent-style-name="Text_20_body">
      <style:paragraph-properties fo:margin-top="0cm" fo:margin-bottom="0cm" loext:contextual-spacing="false"/>
    </style:style>
    <style:style style:name="P4" style:family="paragraph" style:parent-style-name="Text_20_body" style:list-style-name="L1">
      <style:paragraph-properties fo:margin-top="0cm" fo:margin-bottom="0cm" loext:contextual-spacing="false"/>
    </style:style>
    <style:style style:name="T1" style:family="text">
      <style:text-properties officeooo:rsid="0016353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a xlink:type="simple" xlink:href="https://www.hackerrank.com/challenges/xml-1-find-the-score/editorial" text:style-name="Internet_20_link" text:visited-style-name="Visited_20_Internet_20_Link"/></text:p>
      <text:p text:style-name="P3"/>
      <text:p text:style-name="P3"><text:tab/><text:tab/><text:tab/><text:span text:style-name="T1">FIND THE SCORE OF XML </text:span></text:p>
      <text:p text:style-name="Text_20_body">You are given a valid XML document, and you have to print its score. The score is calculated by the sum of the score of each element. For any element, the score is equal to the number of attributes it has. </text:p>
      <text:p text:style-name="Text_20_body"><text:span text:style-name="Strong_20_Emphasis">Input Format</text:span></text:p>
      <text:p text:style-name="Text_20_body">The first line contains <text:bookmark text:name="MathJax-Element-1-Frame"/>, the number of lines in the XML document.<text:line-break/>The next <text:bookmark text:name="MathJax-Element-2-Frame"/>lines follow containing the XML document.</text:p>
      <text:p text:style-name="Text_20_body"><text:span text:style-name="Strong_20_Emphasis">Output Format</text:span></text:p>
      <text:p text:style-name="Text_20_body">Output a single line, the integer score of the given XML document.</text:p>
      <text:p text:style-name="Text_20_body"><text:span text:style-name="Strong_20_Emphasis">Sample Input</text:span> </text:p>
      <text:p text:style-name="Preformatted_20_Text">6</text:p>
      <text:p text:style-name="Preformatted_20_Text">&lt;feed xml:lang='en'&gt;</text:p>
      <text:p text:style-name="Preformatted_20_Text"><text:s text:c="4"/>&lt;title&gt;HackerRank&lt;/title&gt;</text:p>
      <text:p text:style-name="Preformatted_20_Text"><text:s text:c="4"/>&lt;subtitle lang='en'&gt;Programming challenges&lt;/subtitle&gt;</text:p>
      <text:p text:style-name="Preformatted_20_Text"><text:s text:c="4"/>&lt;link rel='alternate' type='text/html' href='http://hackerrank.com/'/&gt;</text:p>
      <text:p text:style-name="Preformatted_20_Text"><text:s text:c="4"/>&lt;updated&gt;2013-12-25T12:00:00&lt;/updated&gt;</text:p>
      <text:p text:style-name="P1">&lt;/feed&gt;</text:p>
      <text:p text:style-name="Text_20_body"><text:span text:style-name="Strong_20_Emphasis">Sample Output</text:span> </text:p>
      <text:p text:style-name="P1">5</text:p>
      <text:p text:style-name="Text_20_body"><text:span text:style-name="Strong_20_Emphasis">Explanation</text:span></text:p>
      <text:p text:style-name="Text_20_body">The feed and subtitle tag have one attribute each - <text:span text:style-name="Emphasis">lang</text:span>. <text:line-break/>The title and updated tags have no attributes. <text:line-break/>The link tag has three attributes - <text:span text:style-name="Emphasis">rel, type</text:span> and <text:span text:style-name="Emphasis">href</text:span>. </text:p>
      <text:p text:style-name="Text_20_body">So, the total score is <text:bookmark text:name="MathJax-Element-3-Frame"/>. <text:line-break/><text:line-break/>There may be any level of nesting in the XML document. To learn about XML parsing, refer <text:a xlink:type="simple" xlink:href="http://www.diveintopython3.net/xml.html" office:target-frame-name="_blank" xlink:show="new" text:style-name="Internet_20_link" text:visited-style-name="Visited_20_Internet_20_Link">here</text:a>. </text:p>
      <text:p text:style-name="Text_20_body"><text:span text:style-name="Strong_20_Emphasis">NOTE</text:span>: In order to parse and generate an XML element tree, use the following code:</text:p>
      <text:p text:style-name="Preformatted_20_Text"><text:span text:style-name="Source_20_Text">&gt;&gt; import xml.etree.ElementTree as etree</text:span></text:p>
      <text:p text:style-name="P1"><text:span text:style-name="Source_20_Text">&gt;&gt; tree = etree.ElementTree(etree.fromstring(xml))</text:span></text:p>
      <text:p text:style-name="Text_20_body">Here, XML is the variable containing the string.<text:line-break/>Also, to find the number of keys in a dictionary, use the <text:span text:style-name="Emphasis">len</text:span> function:</text:p>
      <text:p text:style-name="Preformatted_20_Text"><text:span text:style-name="Source_20_Text">&gt;&gt; dicti = {'0': 'This is zero', '1': 'This is one'}</text:span></text:p>
      <text:p text:style-name="Preformatted_20_Text"><text:span text:style-name="Source_20_Text">&gt;&gt; print (len(dicti))</text:span></text:p>
      <text:p text:style-name="Preformatted_20_Text"/>
      <text:p text:style-name="P1"><text:span text:style-name="Source_20_Text">2</text:span></text:p>
      <text:p text:style-name="P2">SOLUTIONS&gt;</text:p>
      <text:p text:style-name="P2"/>
      <text:p text:style-name="P2"/>
      <text:p text:style-name="P2"><text:soft-page-break/>mport sys</text:p>
      <text:p text:style-name="P2">import xml.etree.ElementTree as etree</text:p>
      <text:p text:style-name="P2"/>
      <text:p text:style-name="P2">def get_attr_number(node):</text:p>
      <text:p text:style-name="P2"><text:s text:c="4"/># your code goes here</text:p>
      <text:p text:style-name="P2"><text:s text:c="4"/>output=len(node.attrib)</text:p>
      <text:p text:style-name="P2"><text:s text:c="4"/>return output+sum((get_attr_number(child) for child in node))</text:p>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07T22:30:42.679594762</meta:creation-date>
    <dc:date>2018-03-07T22:32:24.528655519</dc:date>
    <meta:editing-duration>PT1M42S</meta:editing-duration>
    <meta:editing-cycles>1</meta:editing-cycles>
    <meta:document-statistic meta:table-count="0" meta:image-count="0" meta:object-count="0" meta:page-count="2" meta:paragraph-count="33" meta:word-count="238" meta:character-count="1557" meta:non-whitespace-character-count="1311"/>
    <meta:generator>LibreOffice/5.1.6.2$Linux_X86_64 LibreOffice_project/10m0$Build-2</meta:generator>
  </office:meta>
</office:document-meta>
</file>